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Start()</text:p>
      <text:p text:style-name="P18">{ <text:s text:c="2"/></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 = folderPath.Text;</text:p>
      <text:p text:style-name="P28"><text:s text:c="4"/>if(string.IsNullOrWhiteSpace(folder))</text:p>
      <text:p text:style-name="P29"><text:s text:c="4"/>{</text:p>
      <text:p text:style-name="P30"><text:s text:c="8"/>MessageBox.Show("please choose a folder");</text:p>
      <text:p text:style-name="P31"><text:s text:c="8"/>return;</text:p>
      <text:p text:style-name="P32"/>
      <text:p text:style-name="P33"><text:s text:c="4"/>}</text:p>
      <text:p text:style-name="P34"><text:s text:c="4"/>var extractor = new WordContractExtractor(folder);</text:p>
      <text:p text:style-name="P35"><text:s text:c="4"/>extractor.Start();</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5:58:01Z</meta:creation-date>
    <dc:date>2020-02-22T15:58:01Z</dc:date>
  </office:meta>
</office:document-meta>
</file>